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Sea</mi>
            <mrow>
              <msub>
                <mi>d</mi>
                <mi>i</mi>
              </msub>
              <mo stretchy="false">=</mo>
              <mi mathvariant="italic">decimal</mi>
            </mrow>
            <mi>'</mi>
            <mi>i</mi>
            <mi>'</mi>
          </mrow>
        </mtd>
      </mtr>
      <mtr>
        <mtd>
          <mrow/>
        </mtd>
      </mtr>
      <mtr>
        <mtd>
          <mrow>
            <mrow>
              <mo fence="true" stretchy="false">(</mo>
              <mrow>
                <msup>
                  <mi>x</mi>
                  <mrow>
                    <mfrac>
                      <msub>
                        <mi>d</mi>
                        <mn>1</mn>
                      </msub>
                      <mn>10</mn>
                    </mfrac>
                    <mo stretchy="false">+</mo>
                    <mfrac>
                      <msub>
                        <mi>d</mi>
                        <mn>2</mn>
                      </msub>
                      <msup>
                        <mn>10</mn>
                        <mn>2</mn>
                      </msup>
                    </mfrac>
                  </mrow>
                </msup>
              </mrow>
              <mo fence="true" stretchy="false">)</mo>
            </mrow>
            <mi>'</mi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o fence="true" stretchy="false">(</mo>
                <mrow>
                  <mrow>
                    <msup>
                      <mi>x</mi>
                      <mfrac>
                        <msub>
                          <mi>d</mi>
                          <mn>1</mn>
                        </msub>
                        <mn>10</mn>
                      </mfrac>
                    </msup>
                    <mo stretchy="false">∗</mo>
                    <msup>
                      <mi>x</mi>
                      <mfrac>
                        <msub>
                          <mi>d</mi>
                          <mn>2</mn>
                        </msub>
                        <msup>
                          <mn>10</mn>
                          <mn>2</mn>
                        </msup>
                      </mfrac>
                    </msup>
                  </mrow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frac>
                  <msub>
                    <mi>d</mi>
                    <mn>1</mn>
                  </msub>
                  <mn>10</mn>
                </mfrac>
                <mo stretchy="false">∗</mo>
                <msup>
                  <mi>x</mi>
                  <mrow>
                    <mfrac>
                      <msub>
                        <mi>d</mi>
                        <mn>1</mn>
                      </msub>
                      <mn>10</mn>
                    </mfrac>
                    <mo stretchy="false">−</mo>
                    <mn>1</mn>
                  </mrow>
                </msup>
                <mo stretchy="false">∗</mo>
                <msup>
                  <mi>x</mi>
                  <mfrac>
                    <msub>
                      <mi>d</mi>
                      <mn>2</mn>
                    </msub>
                    <msup>
                      <mn>10</mn>
                      <mn>2</mn>
                    </msup>
                  </mfrac>
                </msup>
              </mrow>
              <mo stretchy="false">+</mo>
              <mrow>
                <mfrac>
                  <msub>
                    <mi>d</mi>
                    <mn>2</mn>
                  </msub>
                  <msup>
                    <mn>10</mn>
                    <mn>2</mn>
                  </msup>
                </mfrac>
                <mo stretchy="false">∗</mo>
                <msup>
                  <mi>x</mi>
                  <mrow>
                    <mfrac>
                      <msub>
                        <mi>d</mi>
                        <mn>2</mn>
                      </msub>
                      <msup>
                        <mn>10</mn>
                        <mn>2</mn>
                      </msup>
                    </mfrac>
                    <mo stretchy="false">−</mo>
                    <mn>1</mn>
                  </mrow>
                </msup>
                <mo stretchy="false">∗</mo>
                <msup>
                  <mi>x</mi>
                  <mfrac>
                    <msub>
                      <mi>d</mi>
                      <mn>1</mn>
                    </msub>
                    <mn>10</mn>
                  </mfrac>
                </msup>
              </mrow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frac>
                  <msub>
                    <mi>d</mi>
                    <mn>1</mn>
                  </msub>
                  <mn>10</mn>
                </mfrac>
                <mo stretchy="false">∗</mo>
                <msup>
                  <mi>x</mi>
                  <mrow>
                    <mfrac>
                      <msub>
                        <mi>d</mi>
                        <mn>1</mn>
                      </msub>
                      <mn>10</mn>
                    </mfrac>
                    <mo stretchy="false">+</mo>
                    <mfrac>
                      <msub>
                        <mi>d</mi>
                        <mn>2</mn>
                      </msub>
                      <msup>
                        <mn>10</mn>
                        <mn>2</mn>
                      </msup>
                    </mfrac>
                    <mo stretchy="false">−</mo>
                    <mn>1</mn>
                  </mrow>
                </msup>
              </mrow>
              <mo stretchy="false">+</mo>
              <mrow>
                <mfrac>
                  <msub>
                    <mi>d</mi>
                    <mn>2</mn>
                  </msub>
                  <msup>
                    <mn>10</mn>
                    <mn>2</mn>
                  </msup>
                </mfrac>
                <mo stretchy="false">∗</mo>
                <msup>
                  <mi>x</mi>
                  <mrow>
                    <mfrac>
                      <msub>
                        <mi>d</mi>
                        <mn>1</mn>
                      </msub>
                      <mn>10</mn>
                    </mfrac>
                    <mo stretchy="false">+</mo>
                    <mfrac>
                      <msub>
                        <mi>d</mi>
                        <mn>2</mn>
                      </msub>
                      <msup>
                        <mn>10</mn>
                        <mn>2</mn>
                      </msup>
                    </mfrac>
                    <mo stretchy="false">−</mo>
                    <mn>1</mn>
                  </mrow>
                </msup>
              </mrow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o fence="true" stretchy="false">(</mo>
                <mrow>
                  <mrow>
                    <mfrac>
                      <msub>
                        <mi>d</mi>
                        <mn>1</mn>
                      </msub>
                      <mn>10</mn>
                    </mfrac>
                    <mo stretchy="false">+</mo>
                    <mfrac>
                      <msub>
                        <mi>d</mi>
                        <mn>2</mn>
                      </msub>
                      <msup>
                        <mn>10</mn>
                        <mn>2</mn>
                      </msup>
                    </mfrac>
                  </mrow>
                </mrow>
                <mo fence="true" stretchy="false">)</mo>
              </mrow>
              <mo stretchy="false">∗</mo>
              <msup>
                <mi>x</mi>
                <mrow>
                  <mfrac>
                    <msub>
                      <mi>d</mi>
                      <mn>1</mn>
                    </msub>
                    <mn>10</mn>
                  </mfrac>
                  <mo stretchy="false">+</mo>
                  <mfrac>
                    <msub>
                      <mi>d</mi>
                      <mn>2</mn>
                    </msub>
                    <msup>
                      <mn>10</mn>
                      <mn>2</mn>
                    </msup>
                  </mfrac>
                  <mo stretchy="false">−</mo>
                  <mn>1</mn>
                </mrow>
              </msup>
            </mrow>
          </mrow>
        </mtd>
      </mtr>
      <mtr>
        <mtd>
          <mrow/>
        </mtd>
      </mtr>
      <mtr>
        <mtd>
          <mrow>
            <mi mathvariant="italic">Sea</mi>
            <mrow>
              <mi mathvariant="italic">ds</mi>
              <mo stretchy="false">=</mo>
              <mrow>
                <mfrac>
                  <msub>
                    <mi>d</mi>
                    <mn>1</mn>
                  </msub>
                  <mn>10</mn>
                </mfrac>
                <mo stretchy="false">+</mo>
                <mfrac>
                  <msub>
                    <mi>d</mi>
                    <mn>2</mn>
                  </msub>
                  <msup>
                    <mn>10</mn>
                    <mn>2</mn>
                  </msup>
                </mfrac>
                <mo stretchy="false">+</mo>
                <mn>...</mn>
                <mo stretchy="false">+</mo>
                <mfrac>
                  <msub>
                    <mi>d</mi>
                    <mi>n</mi>
                  </msub>
                  <msup>
                    <mn>10</mn>
                    <mi>n</mi>
                  </msup>
                </mfrac>
              </mrow>
            </mrow>
          </mrow>
        </mtd>
      </mtr>
      <mtr>
        <mtd>
          <mrow/>
        </mtd>
      </mtr>
      <mtr>
        <mtd>
          <mrow>
            <mrow>
              <mo fence="true" stretchy="false">(</mo>
              <mrow>
                <msup>
                  <mi>x</mi>
                  <mrow>
                    <mi mathvariant="italic">ds</mi>
                    <mo stretchy="false">+</mo>
                    <mfrac>
                      <msub>
                        <mi>d</mi>
                        <mrow>
                          <mi>n</mi>
                          <mo stretchy="false">+</mo>
                          <mn>1</mn>
                        </mrow>
                      </msub>
                      <msup>
                        <mn>10</mn>
                        <mrow>
                          <mi>n</mi>
                          <mo stretchy="false">+</mo>
                          <mn>1</mn>
                        </mrow>
                      </msup>
                    </mfrac>
                  </mrow>
                </msup>
              </mrow>
              <mo fence="true" stretchy="false">)</mo>
            </mrow>
            <mi>'</mi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o fence="true" stretchy="false">(</mo>
                <mrow>
                  <mrow>
                    <msup>
                      <mi>x</mi>
                      <mi mathvariant="italic">ds</mi>
                    </msup>
                    <mo stretchy="false">∗</mo>
                    <msup>
                      <mi>x</mi>
                      <mfrac>
                        <msub>
                          <mi>d</mi>
                          <mrow>
                            <mi>n</mi>
                            <mo stretchy="false">+</mo>
                            <mn>1</mn>
                          </mrow>
                        </msub>
                        <msup>
                          <mn>10</mn>
                          <mrow>
                            <mi>n</mi>
                            <mo stretchy="false">+</mo>
                            <mn>1</mn>
                          </mrow>
                        </msup>
                      </mfrac>
                    </msup>
                  </mrow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i mathvariant="italic">ds</mi>
                <mo stretchy="false">∗</mo>
                <msup>
                  <mi>x</mi>
                  <mrow>
                    <mi mathvariant="italic">ds</mi>
                    <mo stretchy="false">−</mo>
                    <mn>1</mn>
                  </mrow>
                </msup>
                <mo stretchy="false">∗</mo>
                <msup>
                  <mi>x</mi>
                  <mfrac>
                    <msub>
                      <mi>d</mi>
                      <mrow>
                        <mi>n</mi>
                        <mo stretchy="false">+</mo>
                        <mn>1</mn>
                      </mrow>
                    </msub>
                    <msup>
                      <mn>10</mn>
                      <mrow>
                        <mi>n</mi>
                        <mo stretchy="false">+</mo>
                        <mn>1</mn>
                      </mrow>
                    </msup>
                  </mfrac>
                </msup>
              </mrow>
              <mo stretchy="false">+</mo>
              <mrow>
                <mfrac>
                  <msub>
                    <mi>d</mi>
                    <mrow>
                      <mi>n</mi>
                      <mo stretchy="false">+</mo>
                      <mn>1</mn>
                    </mrow>
                  </msub>
                  <msup>
                    <mn>10</mn>
                    <mrow>
                      <mi>n</mi>
                      <mo stretchy="false">+</mo>
                      <mn>1</mn>
                    </mrow>
                  </msup>
                </mfrac>
                <mo stretchy="false">∗</mo>
                <msup>
                  <mi>x</mi>
                  <mrow>
                    <mfrac>
                      <msub>
                        <mi>d</mi>
                        <mrow>
                          <mi>n</mi>
                          <mo stretchy="false">+</mo>
                          <mn>1</mn>
                        </mrow>
                      </msub>
                      <msup>
                        <mn>10</mn>
                        <mrow>
                          <mi>n</mi>
                          <mo stretchy="false">+</mo>
                          <mn>1</mn>
                        </mrow>
                      </msup>
                    </mfrac>
                    <mo stretchy="false">−</mo>
                    <mn>1</mn>
                  </mrow>
                </msup>
                <mo stretchy="false">∗</mo>
                <msup>
                  <mi>x</mi>
                  <mi mathvariant="italic">ds</mi>
                </msup>
              </mrow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i mathvariant="italic">ds</mi>
                <mo stretchy="false">∗</mo>
                <msup>
                  <mi>x</mi>
                  <mrow>
                    <mi mathvariant="italic">ds</mi>
                    <mo stretchy="false">+</mo>
                    <mfrac>
                      <msub>
                        <mi>d</mi>
                        <mrow>
                          <mi>n</mi>
                          <mo stretchy="false">+</mo>
                          <mn>1</mn>
                        </mrow>
                      </msub>
                      <msup>
                        <mn>10</mn>
                        <mrow>
                          <mi>n</mi>
                          <mo stretchy="false">+</mo>
                          <mn>1</mn>
                        </mrow>
                      </msup>
                    </mfrac>
                    <mo stretchy="false">−</mo>
                    <mn>1</mn>
                  </mrow>
                </msup>
              </mrow>
              <mo stretchy="false">+</mo>
              <mrow>
                <mfrac>
                  <msub>
                    <mi>d</mi>
                    <mrow>
                      <mi>n</mi>
                      <mo stretchy="false">+</mo>
                      <mn>1</mn>
                    </mrow>
                  </msub>
                  <msup>
                    <mn>10</mn>
                    <mrow>
                      <mi>n</mi>
                      <mo stretchy="false">+</mo>
                      <mn>1</mn>
                    </mrow>
                  </msup>
                </mfrac>
                <mo stretchy="false">∗</mo>
                <msup>
                  <mi>x</mi>
                  <mrow>
                    <mi mathvariant="italic">ds</mi>
                    <mo stretchy="false">+</mo>
                    <mfrac>
                      <msub>
                        <mi>d</mi>
                        <mrow>
                          <mi>n</mi>
                          <mo stretchy="false">+</mo>
                          <mn>1</mn>
                        </mrow>
                      </msub>
                      <msup>
                        <mn>10</mn>
                        <mrow>
                          <mi>n</mi>
                          <mo stretchy="false">+</mo>
                          <mn>1</mn>
                        </mrow>
                      </msup>
                    </mfrac>
                    <mo stretchy="false">−</mo>
                    <mn>1</mn>
                  </mrow>
                </msup>
              </mrow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o fence="true" stretchy="false">(</mo>
                <mrow>
                  <mrow>
                    <mi mathvariant="italic">ds</mi>
                    <mo stretchy="false">+</mo>
                    <mfrac>
                      <msub>
                        <mi>d</mi>
                        <mrow>
                          <mi>n</mi>
                          <mo stretchy="false">+</mo>
                          <mn>1</mn>
                        </mrow>
                      </msub>
                      <msup>
                        <mn>10</mn>
                        <mrow>
                          <mi>n</mi>
                          <mo stretchy="false">+</mo>
                          <mn>1</mn>
                        </mrow>
                      </msup>
                    </mfrac>
                  </mrow>
                </mrow>
                <mo fence="true" stretchy="false">)</mo>
              </mrow>
              <mo stretchy="false">∗</mo>
              <msup>
                <mi>x</mi>
                <mrow>
                  <mi mathvariant="italic">ds</mi>
                  <mo stretchy="false">+</mo>
                  <mfrac>
                    <msub>
                      <mi>d</mi>
                      <mrow>
                        <mi>n</mi>
                        <mo stretchy="false">+</mo>
                        <mn>1</mn>
                      </mrow>
                    </msub>
                    <msup>
                      <mn>10</mn>
                      <mrow>
                        <mi>n</mi>
                        <mo stretchy="false">+</mo>
                        <mn>1</mn>
                      </mrow>
                    </msup>
                  </mfrac>
                  <mo stretchy="false">−</mo>
                  <mn>1</mn>
                </mrow>
              </msup>
            </mrow>
          </mrow>
        </mtd>
      </mtr>
      <mtr>
        <mtd>
          <mrow/>
        </mtd>
      </mtr>
      <mtr>
        <mtd>
          <mrow>
            <mi mathvariant="italic">Sea</mi>
            <mrow>
              <mrow>
                <mo fence="true" stretchy="false">(</mo>
                <mrow>
                  <mrow>
                    <mo stretchy="false">+</mo>
                    <mi>r</mi>
                  </mrow>
                </mrow>
                <mo fence="true" stretchy="false">)</mo>
              </mrow>
              <mo stretchy="false">=</mo>
              <mrow>
                <mi>n</mi>
                <mo stretchy="false">+</mo>
                <mi mathvariant="italic">ds</mi>
              </mrow>
            </mrow>
          </mrow>
        </mtd>
      </mtr>
      <mtr>
        <mtd>
          <mrow/>
        </mtd>
      </mtr>
      <mtr>
        <mtd>
          <mrow>
            <mrow>
              <mo fence="true" stretchy="false">(</mo>
              <mrow>
                <msup>
                  <mi>x</mi>
                  <mrow>
                    <mo stretchy="false">+</mo>
                    <mi>r</mi>
                  </mrow>
                </msup>
              </mrow>
              <mo fence="true" stretchy="false">)</mo>
            </mrow>
            <mi>'</mi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o fence="true" stretchy="false">(</mo>
                <mrow>
                  <msup>
                    <mi>x</mi>
                    <mrow>
                      <mi>n</mi>
                      <mo stretchy="false">+</mo>
                      <mi mathvariant="italic">ds</mi>
                    </mrow>
                  </msup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o fence="true" stretchy="false">(</mo>
                <mrow>
                  <mrow>
                    <msup>
                      <mi>x</mi>
                      <mi>n</mi>
                    </msup>
                    <mo stretchy="false">∗</mo>
                    <msup>
                      <mi>x</mi>
                      <mi mathvariant="italic">ds</mi>
                    </msup>
                  </mrow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i>n</mi>
                <mo stretchy="false">∗</mo>
                <msup>
                  <mi>x</mi>
                  <mrow>
                    <mi>n</mi>
                    <mo stretchy="false">−</mo>
                    <mn>1</mn>
                  </mrow>
                </msup>
                <mo stretchy="false">∗</mo>
                <msup>
                  <mi>x</mi>
                  <mi mathvariant="italic">ds</mi>
                </msup>
              </mrow>
              <mo stretchy="false">+</mo>
              <mrow>
                <mi mathvariant="italic">ds</mi>
                <mo stretchy="false">∗</mo>
                <msup>
                  <mi>x</mi>
                  <mrow>
                    <mi mathvariant="italic">ds</mi>
                    <mo stretchy="false">−</mo>
                    <mn>1</mn>
                  </mrow>
                </msup>
                <mo stretchy="false">∗</mo>
                <msup>
                  <mi>x</mi>
                  <mi>n</mi>
                </msup>
              </mrow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i>n</mi>
                <mo stretchy="false">∗</mo>
                <msup>
                  <mi>x</mi>
                  <mrow>
                    <mi>n</mi>
                    <mo stretchy="false">+</mo>
                    <mi mathvariant="italic">ds</mi>
                    <mo stretchy="false">−</mo>
                    <mn>1</mn>
                  </mrow>
                </msup>
              </mrow>
              <mo stretchy="false">+</mo>
              <mrow>
                <mi mathvariant="italic">ds</mi>
                <mo stretchy="false">∗</mo>
                <msup>
                  <mi>x</mi>
                  <mrow>
                    <mi>n</mi>
                    <mo stretchy="false">+</mo>
                    <mi mathvariant="italic">ds</mi>
                    <mo stretchy="false">−</mo>
                    <mn>1</mn>
                  </mrow>
                </msup>
              </mrow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o fence="true" stretchy="false">(</mo>
                <mrow>
                  <mrow>
                    <mi>n</mi>
                    <mo stretchy="false">+</mo>
                    <mi mathvariant="italic">ds</mi>
                  </mrow>
                </mrow>
                <mo fence="true" stretchy="false">)</mo>
              </mrow>
              <mo stretchy="false">∗</mo>
              <msup>
                <mi>x</mi>
                <mrow>
                  <mi>n</mi>
                  <mo stretchy="false">+</mo>
                  <mi mathvariant="italic">ds</mi>
                  <mo stretchy="false">−</mo>
                  <mn>1</mn>
                </mrow>
              </msup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o fence="true" stretchy="false">(</mo>
                <mrow>
                  <mrow>
                    <mo stretchy="false">+</mo>
                    <mi>r</mi>
                  </mrow>
                </mrow>
                <mo fence="true" stretchy="false">)</mo>
              </mrow>
              <mo stretchy="false">∗</mo>
              <msup>
                <mi>x</mi>
                <mrow>
                  <mrow>
                    <mo stretchy="false">+</mo>
                    <mi>r</mi>
                  </mrow>
                  <mo stretchy="false">−</mo>
                  <mn>1</mn>
                </mrow>
              </msup>
            </mrow>
          </mrow>
        </mtd>
      </mtr>
    </mtable>
    <annotation encoding="StarMath 5.0">Sea d sub i =decimal 'i'
newline
newline
( x^{d sub 1 over 10+d sub 2 over 10^2} )'
newline
newline
`=( x^{d sub 1 over 10}*x^{d sub 2 over 10^2} )'
newline
newline
`=d sub 1 over 10*x^{d sub 1 over 10-1}*x^{d sub 2 over 10^2}+{d sub 2 over 10^2}*x^{d sub 2 over 10^2-1}*x^{d sub 1 over 10}
newline
newline
`=d sub 1 over 10*x^{d sub 1 over 10+d sub 2 over 10^2-1}+{d sub 2 over 10^2}*x^{d sub 1 over 10+d sub 2 over 10^2-1}
newline
newline
`=(d sub 1 over 10+{d sub 2 over 10^2})*x^{d sub 1 over 10+d sub 2 over 10^2-1}
newline
newline
Sea ds = d sub 1 over 10+d sub 2 over 10^2+...+d sub n over 10^n
newline
newline
( x^{ds+d sub {n+1} over 10^{n+1}} )'
newline
newline
`=( x^ds*x^{d sub {n+1} over{ 10^{n+1}}} )'
newline
newline
`=ds*x^{ds-1}*x^{d sub {n+1} over 10^{n+1}}+{d sub {n+1} over 10^{n+1}}*x^{d sub {n+1} over 10^{n+1}-1}*x^{ds}
newline
newline
`=ds*x^{ds+d sub {n+1} over 10^{n+1}-1}+{d sub {n+1} over 10^{n+1}}*x^{ds+d sub {n+1} over 10^{n+1}-1}
newline
newline
`=(ds+{d sub {n+1} over 10^{n+1}})*x^{ds+d sub {n+1} over 10^{n+1}-1}
newline
newline
Sea (+r) = n+ds
newline
newline
( x^+r )'
newline
newline
`=( x^{n+ds} )'
newline
newline
`=( x^n*x^ds )'
newline
newline
`=n*x^{ n-1 }*x^ds+ds*x^{ ds-1 }*x^n
newline
newline
`=n*x^{ n+ds-1 }+ds*x^{ n+ds-1 }
newline
newline
`=(n+ds)*x^{ n+ds-1 }
newline
newline
`=(+r)*x^{ +r-1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06:42:39.399843630</meta:creation-date>
    <dc:date>2016-04-02T11:19:49.869968074</dc:date>
    <meta:editing-duration>PT30M29S</meta:editing-duration>
    <meta:editing-cycles>11</meta:editing-cycles>
    <meta:generator>LibreOffice/5.0.5.2$Linux_X86_64 LibreOffice_project/00$Build-2</meta:generator>
  </office:meta>
</office:document-meta>
</file>